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Tahoma, Helvetica, FreeSans, sans-serif"/>
    <style:font-face style:name="Helvetica Neue" svg:font-family="'Helvetica Neue', Helvetica, Arial, sans-serif"/>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 fo:language="de" fo:country="DE"/>
    </style:style>
    <style:style style:name="P2" style:family="paragraph" style:parent-style-name="Text_20_body">
      <style:text-properties style:font-name="Times New Roman" fo:language="de" fo:country="DE" officeooo:rsid="0007e3c6" officeooo:paragraph-rsid="0009b34e"/>
    </style:style>
    <style:style style:name="P3" style:family="paragraph" style:parent-style-name="Text_20_body">
      <style:text-properties style:font-name="Times New Roman" fo:language="de" fo:country="DE" officeooo:rsid="000a9a39" officeooo:paragraph-rsid="000a9a39"/>
    </style:style>
    <style:style style:name="P4" style:family="paragraph" style:parent-style-name="Text_20_body">
      <style:text-properties style:font-name="Times New Roman" fo:language="de" fo:country="DE" officeooo:rsid="000defe4" officeooo:paragraph-rsid="000defe4"/>
    </style:style>
    <style:style style:name="P5" style:family="paragraph" style:parent-style-name="Text_20_body">
      <style:text-properties style:font-name="Times New Roman" fo:language="de" fo:country="DE" officeooo:rsid="0010a4c7" officeooo:paragraph-rsid="0010a4c7"/>
    </style:style>
    <style:style style:name="P6" style:family="paragraph" style:parent-style-name="Text_20_body">
      <style:text-properties fo:language="de" fo:country="DE" officeooo:rsid="0001dade" officeooo:paragraph-rsid="0001dade"/>
    </style:style>
    <style:style style:name="P7" style:family="paragraph" style:parent-style-name="Text_20_body">
      <style:text-properties fo:language="de" fo:country="DE" officeooo:rsid="0001dade" officeooo:paragraph-rsid="000f9129"/>
    </style:style>
    <style:style style:name="P8" style:family="paragraph" style:parent-style-name="Text_20_body">
      <style:paragraph-properties fo:text-align="center" style:justify-single-word="false"/>
      <style:text-properties fo:language="de" fo:country="DE" officeooo:rsid="00024fbe" officeooo:paragraph-rsid="00024fbe"/>
    </style:style>
    <style:style style:name="P9" style:family="paragraph" style:parent-style-name="Text_20_body">
      <style:text-properties fo:language="de" fo:country="DE" officeooo:rsid="002e0d22" officeooo:paragraph-rsid="002edefd"/>
    </style:style>
    <style:style style:name="P10" style:family="paragraph" style:parent-style-name="Text_20_body">
      <style:text-properties fo:language="de" fo:country="DE" officeooo:rsid="002edefd" officeooo:paragraph-rsid="002edefd"/>
    </style:style>
    <style:style style:name="P11" style:family="paragraph" style:parent-style-name="Text_20_body">
      <style:text-properties officeooo:rsid="00142532" officeooo:paragraph-rsid="00142532"/>
    </style:style>
    <style:style style:name="P12" style:family="paragraph" style:parent-style-name="Text_20_body">
      <style:text-properties officeooo:rsid="00146aae" officeooo:paragraph-rsid="00146aae"/>
    </style:style>
    <style:style style:name="P13" style:family="paragraph" style:parent-style-name="Text_20_body">
      <style:text-properties officeooo:paragraph-rsid="00146aae"/>
    </style:style>
    <style:style style:name="P14" style:family="paragraph" style:parent-style-name="Text_20_body">
      <style:text-properties officeooo:rsid="0018c596" officeooo:paragraph-rsid="0018c596"/>
    </style:style>
    <style:style style:name="P15" style:family="paragraph" style:parent-style-name="Text_20_body">
      <style:text-properties officeooo:rsid="001db4c8" officeooo:paragraph-rsid="00266025"/>
    </style:style>
    <style:style style:name="P16" style:family="paragraph" style:parent-style-name="Text_20_body">
      <style:text-properties officeooo:rsid="0028097d" officeooo:paragraph-rsid="0028097d"/>
    </style:style>
    <style:style style:name="P17" style:family="paragraph" style:parent-style-name="Text_20_body">
      <style:text-properties officeooo:rsid="002aaaad" officeooo:paragraph-rsid="002aaaad"/>
    </style:style>
    <style:style style:name="P18" style:family="paragraph" style:parent-style-name="Text_20_body" style:list-style-name="L1">
      <style:text-properties fo:language="de" fo:country="DE" officeooo:rsid="00024fbe" officeooo:paragraph-rsid="00024fbe"/>
    </style:style>
    <style:style style:name="P19" style:family="paragraph" style:parent-style-name="Text_20_body" style:list-style-name="L1">
      <style:text-properties fo:language="de" fo:country="DE" officeooo:rsid="00199525" officeooo:paragraph-rsid="00199525"/>
    </style:style>
    <style:style style:name="P20" style:family="paragraph" style:parent-style-name="Text_20_body" style:list-style-name="L1">
      <style:text-properties fo:language="de" fo:country="DE" officeooo:rsid="0004ce73" officeooo:paragraph-rsid="0004ce73"/>
    </style:style>
    <style:style style:name="P21" style:family="paragraph" style:parent-style-name="Text_20_body" style:list-style-name="L1">
      <style:text-properties fo:language="de" fo:country="DE" officeooo:rsid="00063cc8" officeooo:paragraph-rsid="00063cc8"/>
    </style:style>
    <style:style style:name="P22" style:family="paragraph" style:parent-style-name="Text_20_body" style:list-style-name="L1">
      <style:text-properties fo:language="de" fo:country="DE" officeooo:rsid="00033e5c" officeooo:paragraph-rsid="00033e5c"/>
    </style:style>
    <style:style style:name="P23" style:family="paragraph" style:parent-style-name="Text_20_body" style:list-style-name="L1">
      <style:text-properties fo:language="de" fo:country="DE" officeooo:rsid="00054fe8" officeooo:paragraph-rsid="00054fe8"/>
    </style:style>
    <style:style style:name="P24" style:family="paragraph" style:parent-style-name="Text_20_body" style:list-style-name="L1">
      <style:text-properties fo:language="de" fo:country="DE" officeooo:rsid="0038fdff" officeooo:paragraph-rsid="0038fdff"/>
    </style:style>
    <style:style style:name="P25" style:family="paragraph" style:parent-style-name="Text_20_body" style:list-style-name="L1">
      <style:text-properties fo:language="de" fo:country="DE" officeooo:rsid="00409282" officeooo:paragraph-rsid="00409282"/>
    </style:style>
    <style:style style:name="P26" style:family="paragraph" style:parent-style-name="Text_20_body" style:list-style-name="L1">
      <style:text-properties fo:language="de" fo:country="DE" officeooo:rsid="00414932" officeooo:paragraph-rsid="00414932"/>
    </style:style>
    <style:style style:name="P27" style:family="paragraph" style:parent-style-name="Text_20_body">
      <style:text-properties fo:language="de" fo:country="DE" officeooo:rsid="002e0d22" officeooo:paragraph-rsid="00452249"/>
    </style:style>
    <style:style style:name="P28" style:family="paragraph" style:parent-style-name="Text_20_body" style:list-style-name="L1">
      <style:text-properties fo:language="de" fo:country="DE" officeooo:rsid="0058b999" officeooo:paragraph-rsid="0058b999"/>
    </style:style>
    <style:style style:name="P29" style:family="paragraph" style:parent-style-name="Text_20_body">
      <style:text-properties fo:font-variant="normal" fo:text-transform="none" fo:color="#000000" fo:letter-spacing="normal" fo:font-style="normal" fo:font-weight="normal" officeooo:paragraph-rsid="000f9129"/>
    </style:style>
    <style:style style:name="P30" style:family="paragraph" style:parent-style-name="Text_20_body">
      <style:text-properties fo:font-variant="normal" fo:text-transform="none" fo:color="#000000" style:font-name="Times New Roman" fo:font-size="12pt" fo:letter-spacing="normal" fo:language="de" fo:country="DE" fo:font-style="normal" fo:font-weight="normal" officeooo:rsid="00146aae" officeooo:paragraph-rsid="00146aae" style:font-size-asian="12pt" style:font-style-asian="normal" style:font-weight-asian="normal" style:font-size-complex="12pt" style:font-style-complex="normal" style:font-weight-complex="normal"/>
    </style:style>
    <style:style style:name="P31" style:family="paragraph" style:parent-style-name="Text_20_body">
      <style:text-properties fo:font-variant="normal" fo:text-transform="none" fo:color="#000000" style:font-name="Times New Roman" fo:font-size="12pt" fo:letter-spacing="normal" fo:language="de" fo:country="DE" fo:font-style="normal" fo:font-weight="normal" officeooo:rsid="002aaaad" officeooo:paragraph-rsid="002aaaad" style:font-size-asian="12pt" style:font-style-asian="normal" style:font-weight-asian="normal" style:font-size-complex="12pt" style:font-style-complex="normal" style:font-weight-complex="normal"/>
    </style:style>
    <style:style style:name="P32" style:family="paragraph" style:parent-style-name="Text_20_body">
      <style:text-properties fo:font-variant="normal" fo:text-transform="none" fo:color="#000000" style:font-name="Times New Roman" fo:font-size="12pt" fo:letter-spacing="normal" fo:language="de" fo:country="DE" fo:font-style="normal" fo:font-weight="normal" officeooo:rsid="00198b96" officeooo:paragraph-rsid="0018c596" style:font-size-asian="12pt" style:font-style-asian="normal" style:font-weight-asian="normal" style:font-size-complex="12pt" style:font-style-complex="normal" style:font-weight-complex="normal"/>
    </style:style>
    <style:style style:name="P33" style:family="paragraph" style:parent-style-name="Text_20_body">
      <style:text-properties fo:font-variant="normal" fo:text-transform="none" fo:color="#000000" style:font-name="Times New Roman" fo:font-size="12pt" fo:letter-spacing="normal" fo:language="de" fo:country="DE" fo:font-style="normal" fo:font-weight="normal" officeooo:rsid="0015f32a" officeooo:paragraph-rsid="0015f32a" style:font-size-asian="12pt" style:font-style-asian="normal" style:font-weight-asian="normal" style:font-size-complex="12pt" style:font-style-complex="normal" style:font-weight-complex="normal"/>
    </style:style>
    <style:style style:name="P34" style:family="paragraph" style:parent-style-name="Text_20_body">
      <style:text-properties officeooo:rsid="001e6d26" officeooo:paragraph-rsid="00266025"/>
    </style:style>
    <style:style style:name="P35" style:family="paragraph" style:parent-style-name="Text_20_body">
      <style:text-properties officeooo:rsid="00266025" officeooo:paragraph-rsid="00266025"/>
    </style:style>
    <style:style style:name="P36" style:family="paragraph" style:parent-style-name="Text_20_body">
      <style:text-properties officeooo:paragraph-rsid="00315f6b"/>
    </style:style>
    <style:style style:name="P37" style:family="paragraph" style:parent-style-name="Text_20_body">
      <style:text-properties officeooo:rsid="003ae412" officeooo:paragraph-rsid="003ae412"/>
    </style:style>
    <style:style style:name="P38" style:family="paragraph" style:parent-style-name="Text_20_body">
      <style:text-properties officeooo:rsid="003ce439" officeooo:paragraph-rsid="003ce439"/>
    </style:style>
    <style:style style:name="P39" style:family="paragraph" style:parent-style-name="Text_20_body">
      <style:text-properties officeooo:rsid="00409282" officeooo:paragraph-rsid="00409282"/>
    </style:style>
    <style:style style:name="P40" style:family="paragraph" style:parent-style-name="Text_20_body">
      <style:text-properties officeooo:rsid="004ddcd8" officeooo:paragraph-rsid="004ddcd8"/>
    </style:style>
    <style:style style:name="P41" style:family="paragraph" style:parent-style-name="Text_20_body">
      <style:text-properties officeooo:rsid="004ddcd8" officeooo:paragraph-rsid="004f6dd8"/>
    </style:style>
    <style:style style:name="P42" style:family="paragraph" style:parent-style-name="Text_20_body">
      <style:text-properties officeooo:rsid="005159f1" officeooo:paragraph-rsid="0054679a"/>
    </style:style>
    <style:style style:name="P43" style:family="paragraph" style:parent-style-name="Text_20_body">
      <style:text-properties officeooo:paragraph-rsid="0052b33d"/>
    </style:style>
    <style:style style:name="P44" style:family="paragraph" style:parent-style-name="Text_20_body">
      <style:text-properties officeooo:rsid="00560218" officeooo:paragraph-rsid="00568ad2"/>
    </style:style>
    <style:style style:name="P45" style:family="paragraph" style:parent-style-name="Text_20_body">
      <style:text-properties officeooo:paragraph-rsid="0058b999"/>
    </style:style>
    <style:style style:name="P46" style:family="paragraph" style:parent-style-name="Text_20_body" style:list-style-name="L1">
      <style:paragraph-properties fo:margin-left="0.9807in" fo:margin-right="0in" fo:text-indent="-0.25in" style:auto-text-indent="false"/>
      <style:text-properties fo:language="de" fo:country="DE" officeooo:rsid="00414932" officeooo:paragraph-rsid="00414932"/>
    </style:style>
    <style:style style:name="P47" style:family="paragraph" style:parent-style-name="Title">
      <style:paragraph-properties fo:text-align="center" style:justify-single-word="false"/>
      <style:text-properties fo:language="de" fo:country="DE" officeooo:rsid="0001dade" officeooo:paragraph-rsid="0001dade"/>
    </style:style>
    <style:style style:name="P48" style:family="paragraph" style:parent-style-name="Heading_20_3">
      <style:text-properties officeooo:rsid="00409282" officeooo:paragraph-rsid="00409282"/>
    </style:style>
    <style:style style:name="P49" style:family="paragraph" style:parent-style-name="Heading_20_3">
      <style:text-properties officeooo:rsid="004ddcd8" officeooo:paragraph-rsid="0052b33d"/>
    </style:style>
    <style:style style:name="P50" style:family="paragraph" style:parent-style-name="Heading_20_3">
      <style:text-properties officeooo:rsid="004ddcd8" officeooo:paragraph-rsid="00568ad2"/>
    </style:style>
    <style:style style:name="P51" style:family="paragraph" style:parent-style-name="Heading_20_3">
      <style:text-properties officeooo:paragraph-rsid="004ddcd8"/>
    </style:style>
    <style:style style:name="P52" style:family="paragraph" style:parent-style-name="Heading_20_3">
      <style:text-properties officeooo:rsid="00568ad2" officeooo:paragraph-rsid="00568ad2"/>
    </style:style>
    <style:style style:name="P53" style:family="paragraph" style:parent-style-name="Heading_20_3">
      <style:text-properties officeooo:rsid="0058b999" officeooo:paragraph-rsid="0058b999"/>
    </style:style>
    <style:style style:name="P54" style:family="paragraph" style:parent-style-name="Heading_20_2">
      <style:text-properties officeooo:rsid="00304b06" officeooo:paragraph-rsid="00304b06"/>
    </style:style>
    <style:style style:name="P55" style:family="paragraph" style:parent-style-name="Heading_20_2">
      <style:text-properties officeooo:paragraph-rsid="0038fdff"/>
    </style:style>
    <style:style style:name="P56" style:family="paragraph" style:parent-style-name="Heading_20_2">
      <style:text-properties officeooo:rsid="003ce439" officeooo:paragraph-rsid="003ce439"/>
    </style:style>
    <style:style style:name="P57" style:family="paragraph" style:parent-style-name="Heading_20_2">
      <style:text-properties officeooo:rsid="003d8aa0" officeooo:paragraph-rsid="003d8aa0"/>
    </style:style>
    <style:style style:name="P58" style:family="paragraph" style:parent-style-name="Heading_20_2">
      <style:text-properties officeooo:rsid="004ddcd8" officeooo:paragraph-rsid="0052b33d"/>
    </style:style>
    <style:style style:name="P59" style:family="paragraph" style:parent-style-name="Heading_20_1">
      <style:text-properties officeooo:rsid="00304b06" officeooo:paragraph-rsid="00304b06"/>
    </style:style>
    <style:style style:name="P60" style:family="paragraph" style:parent-style-name="Heading_20_1">
      <style:text-properties officeooo:paragraph-rsid="003c9f16"/>
    </style:style>
    <style:style style:name="P61" style:family="paragraph" style:parent-style-name="Heading_20_1">
      <style:text-properties officeooo:rsid="004ddcd8" officeooo:paragraph-rsid="0052b33d"/>
    </style:style>
    <style:style style:name="P62" style:family="paragraph" style:parent-style-name="Heading_20_1">
      <style:paragraph-properties fo:break-before="page"/>
      <style:text-properties fo:language="de" fo:country="DE" officeooo:rsid="00024fbe" officeooo:paragraph-rsid="00024fbe"/>
    </style:style>
    <style:style style:name="P63" style:family="paragraph" style:parent-style-name="Heading_20_1">
      <style:paragraph-properties fo:break-before="page"/>
      <style:text-properties style:font-name="Times New Roman" fo:language="de" fo:country="DE"/>
    </style:style>
    <style:style style:name="P64" style:family="paragraph" style:parent-style-name="Heading_20_1">
      <style:paragraph-properties fo:break-before="page"/>
      <style:text-properties fo:font-variant="normal" fo:text-transform="none" fo:color="#000000" fo:letter-spacing="normal" fo:font-style="normal" fo:font-weight="normal" officeooo:paragraph-rsid="000f9129"/>
    </style:style>
    <style:style style:name="P65" style:family="paragraph" style:parent-style-name="Heading_20_1">
      <style:paragraph-properties fo:break-before="page"/>
      <style:text-properties officeooo:rsid="001acd65" officeooo:paragraph-rsid="001acd65"/>
    </style:style>
    <style:style style:name="P66" style:family="paragraph" style:parent-style-name="Heading_20_1">
      <style:paragraph-properties fo:break-before="page"/>
      <style:text-properties officeooo:rsid="002ca601" officeooo:paragraph-rsid="002ca601"/>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fo:font-weight="normal" officeooo:rsid="00084f0f"/>
    </style:style>
    <style:style style:name="T3" style:family="text">
      <style:text-properties fo:font-variant="normal" fo:text-transform="none" fo:color="#000000" fo:letter-spacing="normal" fo:font-style="normal" fo:font-weight="normal" officeooo:rsid="0047d38a"/>
    </style:style>
    <style:style style:name="T4" style:family="text">
      <style:text-properties fo:font-variant="normal" fo:text-transform="none" fo:color="#000000" style:font-name="Times New Roman" fo:letter-spacing="normal" fo:language="de" fo:country="DE" fo:font-style="normal" fo:font-weight="normal"/>
    </style:style>
    <style:style style:name="T5" style:family="text">
      <style:text-properties fo:font-variant="normal" fo:text-transform="none" fo:color="#000000" style:font-name="Times New Roman" fo:letter-spacing="normal" fo:language="de" fo:country="DE" fo:font-style="normal" fo:font-weight="normal" officeooo:rsid="00084f0f"/>
    </style:style>
    <style:style style:name="T6" style:family="text">
      <style:text-properties fo:font-variant="normal" fo:text-transform="none" fo:color="#000000" style:font-name="Times New Roman" fo:letter-spacing="normal" fo:language="de" fo:country="DE" fo:font-style="normal" fo:font-weight="normal" officeooo:rsid="00329f1e"/>
    </style:style>
    <style:style style:name="T7" style:family="text">
      <style:text-properties fo:font-variant="normal" fo:text-transform="none" fo:color="#000000" style:font-name="Times New Roman" fo:letter-spacing="normal" fo:language="de" fo:country="DE" fo:font-style="normal" fo:font-weight="normal" officeooo:rsid="00344924"/>
    </style:style>
    <style:style style:name="T8" style:family="text">
      <style:text-properties fo:font-variant="normal" fo:text-transform="none" fo:color="#000000" style:font-name="Times New Roman" fo:letter-spacing="normal" fo:language="de" fo:country="DE" fo:font-style="normal" fo:font-weight="normal" officeooo:rsid="00381f3c"/>
    </style:style>
    <style:style style:name="T9" style:family="text">
      <style:text-properties fo:font-variant="normal" fo:text-transform="none" fo:color="#000000" style:font-name="Times New Roman" fo:letter-spacing="normal" fo:language="de" fo:country="DE" fo:font-style="normal" fo:font-weight="normal" officeooo:rsid="003845af"/>
    </style:style>
    <style:style style:name="T10" style:family="text">
      <style:text-properties fo:font-variant="normal" fo:text-transform="none" fo:color="#000000" style:font-name="Times New Roman" fo:letter-spacing="normal" fo:language="de" fo:country="DE" fo:font-style="normal" fo:font-weight="normal" officeooo:rsid="00315f6b"/>
    </style:style>
    <style:style style:name="T11" style:family="text">
      <style:text-properties fo:font-variant="normal" fo:text-transform="none" fo:color="#000000" style:font-name="Times New Roman" fo:letter-spacing="normal" fo:language="de" fo:country="DE" fo:font-style="normal" fo:font-weight="normal" officeooo:rsid="00024fbe"/>
    </style:style>
    <style:style style:name="T12" style:family="text">
      <style:text-properties fo:font-variant="normal" fo:text-transform="none" fo:color="#000000" style:font-name="Times New Roman" fo:letter-spacing="normal" fo:language="de" fo:country="DE" fo:font-style="normal" fo:font-weight="normal" officeooo:rsid="0038fdff"/>
    </style:style>
    <style:style style:name="T13" style:family="text">
      <style:text-properties fo:font-variant="normal" fo:text-transform="none" fo:color="#000000" style:font-name="Times New Roman" fo:letter-spacing="normal" fo:language="de" fo:country="DE" fo:font-style="normal" fo:font-weight="normal" officeooo:rsid="003c9f16"/>
    </style:style>
    <style:style style:name="T14" style:family="text">
      <style:text-properties fo:font-variant="normal" fo:text-transform="none" fo:color="#000000" style:font-name="Times New Roman" fo:letter-spacing="normal" fo:language="de" fo:country="DE" fo:font-style="normal" fo:font-weight="normal" officeooo:rsid="003d8aa0"/>
    </style:style>
    <style:style style:name="T15" style:family="text">
      <style:text-properties fo:font-variant="normal" fo:text-transform="none" fo:color="#000000" style:font-name="Times New Roman" fo:letter-spacing="normal" fo:language="de" fo:country="DE" fo:font-style="normal" fo:font-weight="normal" officeooo:rsid="00409282"/>
    </style:style>
    <style:style style:name="T16" style:family="text">
      <style:text-properties fo:font-variant="normal" fo:text-transform="none" fo:color="#000000" style:font-name="Times New Roman" fo:letter-spacing="normal" fo:language="de" fo:country="DE" fo:font-style="normal" fo:font-weight="normal" officeooo:rsid="0045eb54"/>
    </style:style>
    <style:style style:name="T17" style:family="text">
      <style:text-properties fo:font-variant="normal" fo:text-transform="none" fo:color="#000000" style:font-name="Times New Roman" fo:letter-spacing="normal" fo:language="de" fo:country="DE" fo:font-style="normal" fo:font-weight="normal" officeooo:rsid="004ddcd8"/>
    </style:style>
    <style:style style:name="T18" style:family="text">
      <style:text-properties fo:font-variant="normal" fo:text-transform="none" fo:color="#000000" style:font-name="Times New Roman" fo:letter-spacing="normal" fo:language="de" fo:country="DE" fo:font-style="normal" fo:font-weight="normal" officeooo:rsid="004f6dd8"/>
    </style:style>
    <style:style style:name="T19" style:family="text">
      <style:text-properties fo:font-variant="normal" fo:text-transform="none" fo:color="#000000" style:font-name="Times New Roman" fo:letter-spacing="normal" fo:language="de" fo:country="DE" fo:font-style="normal" fo:font-weight="normal" officeooo:rsid="000e129b"/>
    </style:style>
    <style:style style:name="T20" style:family="text">
      <style:text-properties fo:font-variant="normal" fo:text-transform="none" fo:color="#000000" style:font-name="Times New Roman" fo:letter-spacing="normal" fo:language="de" fo:country="DE" fo:font-style="normal" fo:font-weight="normal" officeooo:rsid="001174bf"/>
    </style:style>
    <style:style style:name="T21" style:family="text">
      <style:text-properties fo:font-variant="normal" fo:text-transform="none" fo:color="#000000" style:font-name="Times New Roman" fo:letter-spacing="normal" fo:language="de" fo:country="DE" fo:font-style="normal" fo:font-weight="normal" officeooo:rsid="005159f1"/>
    </style:style>
    <style:style style:name="T22" style:family="text">
      <style:text-properties fo:font-variant="normal" fo:text-transform="none" fo:color="#000000" style:font-name="Times New Roman" fo:letter-spacing="normal" fo:language="de" fo:country="DE" fo:font-style="normal" fo:font-weight="normal" officeooo:rsid="0052b33d"/>
    </style:style>
    <style:style style:name="T23" style:family="text">
      <style:text-properties fo:font-variant="normal" fo:text-transform="none" fo:color="#000000" style:font-name="Times New Roman" fo:letter-spacing="normal" fo:language="de" fo:country="DE" fo:font-style="normal" fo:font-weight="normal" officeooo:rsid="0054679a"/>
    </style:style>
    <style:style style:name="T24" style:family="text">
      <style:text-properties fo:font-variant="normal" fo:text-transform="none" fo:color="#000000" style:font-name="Times New Roman" fo:letter-spacing="normal" fo:language="de" fo:country="DE" fo:font-style="normal" fo:font-weight="normal" officeooo:rsid="00549e01"/>
    </style:style>
    <style:style style:name="T25" style:family="text">
      <style:text-properties fo:font-variant="normal" fo:text-transform="none" fo:color="#000000" style:font-name="Times New Roman" fo:letter-spacing="normal" fo:language="de" fo:country="DE" fo:font-style="normal" fo:font-weight="normal" officeooo:rsid="00563cee"/>
    </style:style>
    <style:style style:name="T26" style:family="text">
      <style:text-properties fo:font-variant="normal" fo:text-transform="none" fo:color="#000000" style:font-name="Times New Roman" fo:letter-spacing="normal" fo:language="de" fo:country="DE" fo:font-style="normal" fo:font-weight="normal" officeooo:rsid="00568ad2"/>
    </style:style>
    <style:style style:name="T27" style:family="text">
      <style:text-properties fo:font-variant="normal" fo:text-transform="none" fo:color="#000000" style:font-name="Times New Roman" fo:letter-spacing="normal" fo:language="de" fo:country="DE" fo:font-style="normal" fo:font-weight="normal" officeooo:rsid="005847b1"/>
    </style:style>
    <style:style style:name="T28" style:family="text">
      <style:text-properties fo:font-variant="normal" fo:text-transform="none" fo:color="#000000" style:font-name="Times New Roman" fo:letter-spacing="normal" fo:language="de" fo:country="DE" fo:font-style="normal" fo:font-weight="normal" officeooo:rsid="0058b999"/>
    </style:style>
    <style:style style:name="T29" style:family="text">
      <style:text-properties fo:font-variant="normal" fo:text-transform="none" fo:color="#000000" style:font-name="Times New Roman" fo:font-size="12pt" fo:letter-spacing="normal" fo:language="de" fo:country="DE" fo:font-style="normal" fo:font-weight="normal" style:font-size-asian="12pt" style:font-style-asian="normal" style:font-weight-asian="normal" style:font-size-complex="12pt" style:font-style-complex="normal" style:font-weight-complex="normal"/>
    </style:style>
    <style:style style:name="T30" style:family="text">
      <style:text-properties fo:font-variant="normal" fo:text-transform="none" fo:color="#000000" style:font-name="Times New Roman" fo:font-size="12pt" fo:letter-spacing="normal" fo:language="de" fo:country="DE" fo:font-style="normal" fo:font-weight="normal" officeooo:rsid="0012c15a" style:font-size-asian="12pt" style:font-style-asian="normal" style:font-weight-asian="normal" style:font-size-complex="12pt" style:font-style-complex="normal" style:font-weight-complex="normal"/>
    </style:style>
    <style:style style:name="T31" style:family="text">
      <style:text-properties fo:font-variant="normal" fo:text-transform="none" fo:color="#000000" style:font-name="Times New Roman" fo:font-size="12pt" fo:letter-spacing="normal" fo:language="de" fo:country="DE" fo:font-style="normal" fo:font-weight="normal" officeooo:rsid="00146aae" style:font-size-asian="12pt" style:font-style-asian="normal" style:font-weight-asian="normal" style:font-size-complex="12pt" style:font-style-complex="normal" style:font-weight-complex="normal"/>
    </style:style>
    <style:style style:name="T32" style:family="text">
      <style:text-properties fo:font-variant="normal" fo:text-transform="none" fo:color="#000000" style:font-name="Times New Roman" fo:font-size="12pt" fo:letter-spacing="normal" fo:language="de" fo:country="DE" fo:font-style="normal" fo:font-weight="normal" officeooo:rsid="0015f32a" style:font-size-asian="12pt" style:font-style-asian="normal" style:font-weight-asian="normal" style:font-size-complex="12pt" style:font-style-complex="normal" style:font-weight-complex="normal"/>
    </style:style>
    <style:style style:name="T33" style:family="text">
      <style:text-properties fo:font-variant="normal" fo:text-transform="none" fo:color="#000000" style:font-name="Times New Roman" fo:font-size="12pt" fo:letter-spacing="normal" fo:language="de" fo:country="DE" fo:font-style="normal" fo:font-weight="normal" officeooo:rsid="00170d7d" style:font-size-asian="12pt" style:font-style-asian="normal" style:font-weight-asian="normal" style:font-size-complex="12pt" style:font-style-complex="normal" style:font-weight-complex="normal"/>
    </style:style>
    <style:style style:name="T34" style:family="text">
      <style:text-properties fo:font-variant="normal" fo:text-transform="none" fo:color="#000000" style:font-name="Times New Roman" fo:font-size="12pt" fo:letter-spacing="normal" fo:language="de" fo:country="DE" fo:font-style="normal" fo:font-weight="normal" officeooo:rsid="0018c596" style:font-size-asian="12pt" style:font-style-asian="normal" style:font-weight-asian="normal" style:font-size-complex="12pt" style:font-style-complex="normal" style:font-weight-complex="normal"/>
    </style:style>
    <style:style style:name="T35" style:family="text">
      <style:text-properties fo:font-variant="normal" fo:text-transform="none" fo:color="#000000" style:font-name="Times New Roman" fo:font-size="12pt" fo:letter-spacing="normal" fo:language="de" fo:country="DE" fo:font-style="normal" fo:font-weight="normal" officeooo:rsid="00198b96" style:font-size-asian="12pt" style:font-style-asian="normal" style:font-weight-asian="normal" style:font-size-complex="12pt" style:font-style-complex="normal" style:font-weight-complex="normal"/>
    </style:style>
    <style:style style:name="T36" style:family="text">
      <style:text-properties fo:font-variant="normal" fo:text-transform="none" fo:color="#000000" style:font-name="Times New Roman" fo:font-size="12pt" fo:letter-spacing="normal" fo:language="de" fo:country="DE" fo:font-style="normal" fo:font-weight="normal" officeooo:rsid="0043573d" style:font-size-asian="12pt" style:font-style-asian="normal" style:font-weight-asian="normal" style:font-size-complex="12pt" style:font-style-complex="normal" style:font-weight-complex="normal"/>
    </style:style>
    <style:style style:name="T37" style:family="text">
      <style:text-properties fo:font-variant="normal" fo:text-transform="none" fo:color="#000000" style:font-name="Times New Roman" fo:font-size="12pt" fo:letter-spacing="normal" fo:language="de" fo:country="DE" fo:font-style="normal" fo:font-weight="normal" officeooo:rsid="0044be42" style:font-size-asian="12pt" style:font-style-asian="normal" style:font-weight-asian="normal" style:font-size-complex="12pt" style:font-style-complex="normal" style:font-weight-complex="normal"/>
    </style:style>
    <style:style style:name="T38" style:family="text">
      <style:text-properties fo:font-variant="normal" fo:text-transform="none" fo:color="#000000" style:font-name="Times New Roman" fo:font-size="12pt" fo:letter-spacing="normal" fo:language="de" fo:country="DE" fo:font-style="normal" fo:font-weight="normal" officeooo:rsid="00452249" style:font-size-asian="12pt" style:font-style-asian="normal" style:font-weight-asian="normal" style:font-size-complex="12pt" style:font-style-complex="normal" style:font-weight-complex="normal"/>
    </style:style>
    <style:style style:name="T39" style:family="text">
      <style:text-properties fo:font-variant="normal" fo:text-transform="none" fo:color="#000000" style:font-name="Times New Roman" fo:font-size="12pt" fo:letter-spacing="normal" fo:language="de" fo:country="DE" fo:font-style="normal" fo:font-weight="normal" officeooo:rsid="004a3be1" style:font-size-asian="12pt" style:font-style-asian="normal" style:font-weight-asian="normal" style:font-size-complex="12pt" style:font-style-complex="normal" style:font-weight-complex="normal"/>
    </style:style>
    <style:style style:name="T40" style:family="text">
      <style:text-properties fo:font-variant="normal" fo:text-transform="none" fo:color="#000000" style:font-name="Times New Roman" fo:font-size="12pt" fo:letter-spacing="normal" fo:language="de" fo:country="DE" fo:font-style="normal" fo:font-weight="normal" officeooo:rsid="004dbc28" style:font-size-asian="12pt" style:font-style-asian="normal" style:font-weight-asian="normal" style:font-size-complex="12pt" style:font-style-complex="normal" style:font-weight-complex="normal"/>
    </style:style>
    <style:style style:name="T41" style:family="text">
      <style:text-properties fo:font-variant="normal" fo:text-transform="none" fo:color="#000000" style:font-name="Times New Roman" fo:font-size="10.8000001907349pt" fo:letter-spacing="normal" fo:language="de" fo:country="DE" fo:font-style="normal" fo:font-weight="normal" officeooo:rsid="001174bf"/>
    </style:style>
    <style:style style:name="T42" style:family="text">
      <style:text-properties fo:font-variant="normal" fo:text-transform="none" fo:color="#000000" style:font-name="Times New Roman" fo:font-size="10.8000001907349pt" fo:letter-spacing="normal" fo:language="de" fo:country="DE" fo:font-style="normal" fo:font-weight="normal" officeooo:rsid="0052b33d"/>
    </style:style>
    <style:style style:name="T43" style:family="text">
      <style:text-properties fo:font-variant="normal" fo:text-transform="none" fo:color="#000000" style:font-name="Arial1" fo:font-size="10.8000001907349pt" fo:letter-spacing="normal" fo:language="de" fo:country="DE" fo:font-style="normal" fo:font-weight="normal" officeooo:rsid="00118379"/>
    </style:style>
    <style:style style:name="T44" style:family="text">
      <style:text-properties officeooo:rsid="00024fbe"/>
    </style:style>
    <style:style style:name="T45" style:family="text">
      <style:text-properties officeooo:rsid="00033e5c"/>
    </style:style>
    <style:style style:name="T46" style:family="text">
      <style:text-properties officeooo:rsid="0004ce73"/>
    </style:style>
    <style:style style:name="T47" style:family="text">
      <style:text-properties officeooo:rsid="00084f0f"/>
    </style:style>
    <style:style style:name="T48" style:family="text">
      <style:text-properties officeooo:rsid="0009b34e"/>
    </style:style>
    <style:style style:name="T49" style:family="text">
      <style:text-properties officeooo:rsid="000d2c2c"/>
    </style:style>
    <style:style style:name="T50" style:family="text">
      <style:text-properties fo:language="de" fo:country="DE" officeooo:rsid="000f9129"/>
    </style:style>
    <style:style style:name="T51" style:family="text">
      <style:text-properties fo:language="de" fo:country="DE" officeooo:rsid="0010a4c7"/>
    </style:style>
    <style:style style:name="T52" style:family="text">
      <style:text-properties fo:language="de" fo:country="DE" officeooo:rsid="001174bf"/>
    </style:style>
    <style:style style:name="T53" style:family="text">
      <style:text-properties fo:language="de" fo:country="DE" officeooo:rsid="0018c596"/>
    </style:style>
    <style:style style:name="T54" style:family="text">
      <style:text-properties fo:language="de" fo:country="DE" officeooo:rsid="00199525"/>
    </style:style>
    <style:style style:name="T55" style:family="text">
      <style:text-properties fo:language="de" fo:country="DE" officeooo:rsid="004a3be1"/>
    </style:style>
    <style:style style:name="T56" style:family="text">
      <style:text-properties officeooo:rsid="001174bf"/>
    </style:style>
    <style:style style:name="T57" style:family="text">
      <style:text-properties style:font-name="Times New Roman" fo:language="de" fo:country="DE" officeooo:rsid="001174bf"/>
    </style:style>
    <style:style style:name="T58" style:family="text">
      <style:text-properties style:font-name="Times New Roman" fo:language="de" fo:country="DE" officeooo:rsid="0012c15a"/>
    </style:style>
    <style:style style:name="T59" style:family="text">
      <style:text-properties style:font-name="Times New Roman" fo:language="de" fo:country="DE" officeooo:rsid="0043573d"/>
    </style:style>
    <style:style style:name="T60" style:family="text">
      <style:text-properties officeooo:rsid="001e6d26"/>
    </style:style>
    <style:style style:name="T61" style:family="text">
      <style:text-properties officeooo:rsid="00266025"/>
    </style:style>
    <style:style style:name="T62" style:family="text">
      <style:text-properties officeooo:rsid="0029a565"/>
    </style:style>
    <style:style style:name="T63" style:family="text">
      <style:text-properties officeooo:rsid="002edefd"/>
    </style:style>
    <style:style style:name="T64" style:family="text">
      <style:text-properties officeooo:rsid="00315f6b"/>
    </style:style>
    <style:style style:name="T65" style:family="text">
      <style:text-properties officeooo:rsid="0038fdff"/>
    </style:style>
    <style:style style:name="T66" style:family="text">
      <style:text-properties officeooo:rsid="003d8aa0"/>
    </style:style>
    <style:style style:name="T67" style:family="text">
      <style:text-properties officeooo:rsid="00452249"/>
    </style:style>
    <style:style style:name="T68" style:family="text">
      <style:text-properties officeooo:rsid="00459883"/>
    </style:style>
    <style:style style:name="T69" style:family="text">
      <style:text-properties officeooo:rsid="0047d38a"/>
    </style:style>
    <style:style style:name="T70" style:family="text">
      <style:text-properties officeooo:rsid="004be8b9"/>
    </style:style>
    <style:style style:name="T71" style:family="text">
      <style:text-properties officeooo:rsid="004dbc2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esign und <text:span text:style-name="T44">R</text:span>ealisierung von Web-Frontends unter Verwendung von AngularJS</text:p>
      <text:p text:style-name="P6"/>
      <text:p text:style-name="P6"/>
      <text:p text:style-name="P8">Autor: Martin Petzold</text:p>
      <text:p text:style-name="P8"/>
      <text:h text:style-name="P62" text:outline-level="1">Inhaltsverzeichnis</text:h>
      <text:list xml:id="list804373780736041764" text:style-name="L1">
        <text:list-item>
          <text:p text:style-name="P18">Autorenreferat</text:p>
        </text:list-item>
        <text:list-item>
          <text:p text:style-name="P18">Vorarbeit</text:p>
        </text:list-item>
        <text:list-item>
          <text:p text:style-name="P18">Einleitung</text:p>
        </text:list-item>
        <text:list-item>
          <text:p text:style-name="P19">Analyse der Gegebenheiten und Konzeption der Webseite</text:p>
        </text:list-item>
        <text:list-item>
          <text:p text:style-name="P18">Serverentwicklung</text:p>
          <text:list>
            <text:list-item>
              <text:p text:style-name="P18">Rest-Schnittstelle</text:p>
            </text:list-item>
            <text:list-item>
              <text:p text:style-name="P18">Entityanpassung für <text:span text:style-name="T65">die REST-Verarbeitung</text:span></text:p>
            </text:list-item>
          </text:list>
        </text:list-item>
        <text:list-item>
          <text:p text:style-name="P18">Webseitenentwicklung</text:p>
          <text:list>
            <text:list-item>
              <text:p text:style-name="P24">Bibliothekeneinbindung</text:p>
            </text:list-item>
            <text:list-item>
              <text:p text:style-name="P20">Technologieerklärung<text:span text:style-name="T66">en</text:span></text:p>
              <text:list>
                <text:list-item>
                  <text:p text:style-name="P25">Module</text:p>
                </text:list-item>
                <text:list-item>
                  <text:p text:style-name="P20">Binding</text:p>
                </text:list-item>
                <text:list-item>
                  <text:p text:style-name="P20">Services</text:p>
                </text:list-item>
                <text:list-item>
                  <text:p text:style-name="P28">Controller</text:p>
                </text:list-item>
                <text:list-item>
                  <text:p text:style-name="P20">Injektion Kontroller</text:p>
                </text:list-item>
                <text:list-item>
                  <text:p text:style-name="P20">Methoden- und Variablenüberlagerung HTML-Kontroller</text:p>
                </text:list-item>
                <text:list-item>
                  <text:p text:style-name="P21">Bootstrap</text:p>
                </text:list-item>
                <text:list-item>
                  <text:p text:style-name="P21">weitere verwendete Technologien </text:p>
                </text:list-item>
              </text:list>
            </text:list-item>
            <text:list-item>
              <text:p text:style-name="P18">Wiederkehrende Komponenten</text:p>
              <text:list>
                <text:list-item>
                  <text:p text:style-name="P46">Interner Aufbau</text:p>
                </text:list-item>
                <text:list-item>
                  <text:p text:style-name="P46">Stilistischer Aufbau</text:p>
                </text:list-item>
              </text:list>
            </text:list-item>
            <text:list-item>
              <text:p text:style-name="P18"><text:span text:style-name="T45">Au</text:span>stauschbare Komponenten</text:p>
              <text:list>
                <text:list-item>
                  <text:p text:style-name="P26">Interner Aufbau</text:p>
                </text:list-item>
                <text:list-item>
                  <text:p text:style-name="P26">Stilistischer Aufbau</text:p>
                </text:list-item>
              </text:list>
            </text:list-item>
            <text:list-item>
              <text:p text:style-name="P22">Interne Verknüpfungen</text:p>
              <text:list>
                <text:list-item>
                  <text:p text:style-name="P22">Anzeigeverknüpfungen</text:p>
                </text:list-item>
                <text:list-item>
                  <text:p text:style-name="P22">Weiterleitungen</text:p>
                </text:list-item>
              </text:list>
            </text:list-item>
            <text:list-item>
              <text:p text:style-name="P22"><text:s/><text:span text:style-name="T46">Style Zentralisierung</text:span></text:p>
            </text:list-item>
          </text:list>
        </text:list-item>
        <text:list-item>
          <text:p text:style-name="P23">Ausblick</text:p>
          <text:list>
            <text:list-item>
              <text:p text:style-name="P23">Übersichten mit Seiten</text:p>
            </text:list-item>
            <text:list-item>
              <text:p text:style-name="P23">Validierung von Eingaben</text:p>
            </text:list-item>
            <text:list-item>
              <text:p text:style-name="P23">Templatisierung von Eingabefeldern</text:p>
              <text:p text:style-name="P23"/>
            </text:list-item>
          </text:list>
        </text:list-item>
      </text:list>
      <text:h text:style-name="P63" text:outline-level="1" text:restart-numbering="true" text:start-value="-1">Autorenreferat</text:h>
      <text:p text:style-name="P1"/>
      <text:p text:style-name="P2">Ziel dieser Arbeit war es aufgrund eines Bank-Beispielservers eine Webseite zu entwickeln , die es ermöglicht die Serverdaten Ansprechend anzuzeigen ,zu manipulieren und zu <text:span text:style-name="T48">v</text:span>erknüpfen.</text:p>
      <text:p text:style-name="P2"><text:span text:style-name="T48">Bei diesem Projekt</text:span> war die Hauptaufgabe <text:span text:style-name="T48">eine</text:span> Webseite unter Verwendung des AngularJS Framework zu realisieren. Als weitere Bedingungen für die Realisierung waren eine Stilistische Anlehnung an eine vorherige Arbeit auf Grundlage des Play-Frameworks und die <text:span text:style-name="T69">realisierung der</text:span> Kommunikation mit dem Server über eine Restschnittstelle gegeben. </text:p>
      <text:p text:style-name="P3">Das zu Verwendete AngularJS Framework ist ein von Google Entwickeltes HTML- und Javascript-<text:span text:style-name="T49">F</text:span>ramework für Single-Page-Webanwendungen <text:span text:style-name="T56">[NGOB21]</text:span>. In <text:span text:style-name="T69">diesem</text:span> Projekt übernimmt es die Restkommunikation mit dem Server , sowie die Steuerung und Datenkommunikation der einzelnen HTML Komponenten. </text:p>
      <text:p text:style-name="P2">Bei der Stilistischen Umsetzung <text:s/>des Projekts <text:span text:style-name="T69">wird</text:span> als Grundlage das Bootstrap CSS Framework verwendet, welches schon viele für <text:span text:style-name="T69">die Umsetzung</text:span> nutzbare Komponenten enthält, die aber im Verlauf der Entwicklung noch Angepasst werden mussten. <text:s/><text:span text:style-name="T47">Zur Realisierung der REST-Schnittstelle wird <text:s/></text:span><text:span text:style-name="T2">die Programmierschnittstelle Java API for RESTful Web services </text:span><text:span text:style-name="T3">genutzt,</text:span><text:span text:style-name="T2"> da diese mit geringem </text:span><text:span text:style-name="T3">A</text:span><text:span text:style-name="T2">ufwand in das vorhandene Serverprojekt einzubinden </text:span><text:span text:style-name="T3">ist</text:span><text:span text:style-name="T2"> und die Anforderungen an die REST-Schnittstelle vollkommen abdeckt. </text:span></text:p>
      <text:p text:style-name="P5"><text:span text:style-name="T2">D</text:span><text:span text:style-name="T1">abei ist abschließend noch zu sagen das es </text:span><text:span text:style-name="T3">wie</text:span><text:span text:style-name="T1"> bereits </text:span><text:span text:style-name="T3">erwähnt</text:span><text:span text:style-name="T1"> Umsetzungen ähnlicher Webs</text:span><text:span text:style-name="T3">e</text:span><text:span text:style-name="T1">iten mit Java-Server-Faces und mit dem Play-Framework gab. Daraus Ergibt sich das Dieses Projekt auch als Vergleich zwecks Aufwand , Erlernbarkeit und Ergebniss gegenüber diesen Umsetzungen gedacht ist.</text:span></text:p>
      <text:p text:style-name="P4"/>
      <text:h text:style-name="P64" text:outline-level="1">Vorarbeit</text:h>
      <text:p text:style-name="P29"/>
      <text:p text:style-name="P13"><text:span text:style-name="T50">Die Vorarbeit an diesem Projekt Lässt sich in </text:span><text:span text:style-name="T54">zwei</text:span><text:span text:style-name="T50"> Teilgebiete einteilen, erstens </text:span><text:span text:style-name="T51">Einrichten der IDE, Zweitens Einbindung und Initialisierung der Projekte. </text:span></text:p>
      <text:p text:style-name="P13"><text:span text:style-name="T52">Das einrichten der IDE Umfasste als erste</text:span><text:span text:style-name="T53">n</text:span><text:span text:style-name="T52"> <text:s/></text:span><text:span text:style-name="T53">S</text:span><text:span text:style-name="T52">chritt , </text:span><text:span text:style-name="T53">den Prozess </text:span><text:span text:style-name="T52"><text:s/>eine geignete </text:span><text:span text:style-name="T53">Entwicklungsumgebung</text:span><text:span text:style-name="T52"> zu finden. Aufgrund </text:span><text:span text:style-name="T55">bisheriger</text:span><text:span text:style-name="T52"> Erfahrungen, der Sichtung einer Topliste der </text:span><text:span text:style-name="T53">Entwicklungsumgebungen</text:span><text:span text:style-name="T52"> [DS14] <text:s/>zum Entwickeln von Angularjs und der Tatsache das das verwendete Serverprojekt bereits in Eclipse Entwickelt wurde , fiel die Entscheidung auf Eclipse. </text:span><text:span text:style-name="T55">I</text:span><text:span text:style-name="T52">n der zu dem Momentanen Zeitpunkt </text:span><text:span text:style-name="T55">neusten</text:span><text:span text:style-name="T52"> Version Luna. </text:span><text:span text:style-name="T57">Weiterhin </text:span><text:span text:style-name="T59">ist die</text:span><text:span text:style-name="T58"> Eclipse IDE mit diversen Tools </text:span><text:span text:style-name="T59">zu erweitern</text:span><text:span text:style-name="T58">. </text:span></text:p>
      <text:p text:style-name="P11"><text:span text:style-name="T30">U</text:span><text:span text:style-name="T29">m die Notationen der </text:span><text:span text:style-name="T31">v</text:span><text:span text:style-name="T29">om Angularjs-Framework benutzten Programierbefehle später Validieren zu können und eine Übersicht der der erstellten Komponeten zu erhalten </text:span><text:span text:style-name="T36">wird</text:span><text:span text:style-name="T29"> die Eclipse Erweiterung „AngularJS Eclipse Plugin“ verwendet. Welche die Vali</text:span><text:span text:style-name="T31">d</text:span><text:span text:style-name="T29">ierung und Autovervollständigung der AngularJS Befehle sowohl im JavaScript- als auch im HTML-Code </text:span><text:span text:style-name="T39">ü</text:span><text:span text:style-name="T29">bernimmt </text:span><text:span text:style-name="T31">[ZA14], sowie einen Angular Explorer bereitstellt</text:span><text:span text:style-name="T29">. Diese Erweiterung basiert auf der Tern Eclipse IDE für Eclipse und erweitert diese.</text:span></text:p>
      <text:p text:style-name="P30">Die zweite verwendete Eclipse Erweiterung „Jboss Tools Luna“ , unterstütz<text:span text:style-name="T70">t</text:span> die Einrichtung und Installation eines Wildfly Servers und die Einbindung des auf Maven <text:span text:style-name="T70">b</text:span>asierenden Serverprojektes. Der <text:span text:style-name="T70">mit diesem Tool</text:span> zu Installierende Wildfly Anwendungs Server, ist die Softwarekomponente des Projektes, auf dem sowohl der die Serversoftware als auch das AngularJS Projekt laufen. Weiterhin übernimmt dieser Server die Verbindung <text:s/>zur Datenbank.</text:p>
      <text:p text:style-name="P12"><text:span text:style-name="T29">Als Letzten Punkt der im weiteren Sinne der Einrichtung der IDE </text:span><text:span text:style-name="T37">z</text:span><text:span text:style-name="T29">uzuordnen ist, <text:s/></text:span><text:span text:style-name="T32">ist zu nennen das zur Fehleranlyse des Webseitencodes die Google Chrome Konsole verwendet w</text:span><text:span text:style-name="T37">ird</text:span><text:span text:style-name="T32">. Der Fehlercode von Angularjs in der Browserkonsole erw</text:span><text:span text:style-name="T37">iest</text:span><text:span text:style-name="T32"> sich als ausreichend, um Fehlerart und Quelle bei </text:span><text:span text:style-name="T37">Webseiten-</text:span><text:span text:style-name="T32">Tests zu bestimmen. </text:span><text:span text:style-name="T33">Weiterhin </text:span><text:span text:style-name="T37">wird</text:span><text:span text:style-name="T33"> im Chrome Browser das Tool Cache Killer verwendet um bei Änderungen der entwickelten Webseite immer die Aktuelle Version vom Server und keine veraltete aus dem </text:span><text:span text:style-name="T34">Temporären Speicher des Web-Browsers zu erhalten</text:span><text:span text:style-name="T33">.</text:span></text:p>
      <text:p text:style-name="P14"><text:span text:style-name="T33">N</text:span><text:span text:style-name="T29">ach Auswahl und Einrichtung der Entwicklungsumgebung mit ihren sämtlichen Komponenten, muss das Vorhandene Serverprojekt eingebunden , sowie ein Projekt für die Webanwendung Initialisiert werden. Diese erste Projektstruktur </text:span><text:span text:style-name="T38">wird</text:span><text:span text:style-name="T29"> genutzt um die Einbindungmethoden der verschieden Bibliotheken zu testen und die Funktionsweise der verwendeten Bibliotheken für die Restanbindung zu analysieren. </text:span><text:span text:style-name="T35">Auch wurde bei der Arbeit mit diesen Test-Komponenten die Entscheidung getroffen beide Projekte auf den zuvor erwähnten Wildfly Server auszuführen, da es </text:span><text:span text:style-name="T38">bei der Verwendung mehrerer </text:span><text:span text:style-name="T40">S</text:span><text:span text:style-name="T38">erver für die Projekte</text:span><text:span text:style-name="T35"> Berechtigungskomplikationen g</text:span><text:span text:style-name="T38">ibt</text:span><text:span text:style-name="T35">. Diese Berechtigungsprobleme </text:span><text:span text:style-name="T38">treten</text:span><text:span text:style-name="T35"> allerdings nur bei Serverübergreifenden Rest-Abfragen auf. Ein weiterer Punkt für die Entscheidung für das Ein-Server Konzept </text:span><text:span text:style-name="T38">ist </text:span><text:span text:style-name="T35">der </text:span><text:span text:style-name="T38">g</text:span><text:span text:style-name="T35">eringere Wartungs und Recoursenaufwand.</text:span></text:p>
      <text:p text:style-name="P31"/>
      <text:p text:style-name="P32"/>
      <text:p text:style-name="P33"/>
      <text:p text:style-name="P7"/>
      <text:h text:style-name="P65" text:outline-level="1">Einleitung</text:h>
      <text:p text:style-name="P15">Die Entwicklung der AngularJS Webanwendung <text:span text:style-name="T60">hat zum Ziel eine Einzelwebseitenanwendung , für eine Bankanwendung bereitzustellen. Dabei soll die Website Stilistisch an einer Realisierung mit dem Play-Framework angelehnt sein. Weiterhin soll in Erfahrung gebracht werden mit welchem Programmiertechnischen Aufwand die Webseite mit dem AngularJS-Framework zu realisieren ist. <text:s/>Dabei soll das entstandene Projekt eine Grundlage bilden um mit anderen modernen Frameworks und Techniken der Webseitenentwicklung verglichen werden zu können. Beispiele für einen Vergleich sind die Java-Server-Faces, das Play-Framework, Das NodeJS Framework und HTML5. Wobei diese Arbeit nur die Grundlage für einen Vergleich und nicht dessen Durchführung beinhaltet. Im Vordergrund steht die Entwicklung der Webseite und der dabei genutzten Technologien und deren Umsetzung. Damit einhergehende Anforderungen sind die Übertragung bereits bekannter Programmierkonzepte in das Framework, sowie die Analyse weiterer Möglichkeiten des Frameworks. Am Anfang der Entwicklung waren der Server und Beispiele der stilistischen Umsetzung des Play-Frameworks gegeben.</text:span></text:p>
      <text:p text:style-name="P34">Aus diesen Vorgaben <text:s/>musste eine Konzept erstellte werden wie die spätere Umsetzung aussehen <text:span text:style-name="T67">kann</text:span> und welche Daten für die Nutzung der Anzeige bereitzustellen <text:span text:style-name="T67">sind</text:span>. Die Bereitstellung der Daten <text:span text:style-name="T71">erfolgt</text:span> nach den Vorgaben über eine REST-Schnittstelle. Bei deren Umsetzung zu analysieren <text:span text:style-name="T67">ist</text:span> welche <text:span text:style-name="T71">Entitäten</text:span> direkt erfragt werden können und <text:span text:style-name="T71">w</text:span>elche abhängig von anderen <text:span text:style-name="T71">m</text:span>itgeliefert werden. Es wurde im Verlauf der Entwicklung klar , dass <text:span text:style-name="T71">e</text:span>inige zur Konzeptionierung der REST-Schnittstelle angenommenen Einzelabfragen von Daten durch Abhängigkeiten bereits abgedeckt <text:span text:style-name="T67">sind</text:span>.</text:p>
      <text:p text:style-name="P35">Anschließend an die Entwicklung der Serverseitigen Restanbindung zum senden von Daten an die Anzeigeseite, <text:span text:style-name="T67">schließt sich</text:span> die Umsetzung der in allen Ansichten Wiederkehrenden Webseitenkomponenten <text:span text:style-name="T67">an</text:span>. Die Realisierung dieser Programmteile, beinhaltet auch eine Kommunikationsschnittstelle <text:span text:style-name="T67">damit diese Komponenten</text:span> untereinander und mit den späteren konkreten Datenanzeigekomponenten kommunizieren können. Dazu <text:span text:style-name="T71">wurde</text:span> ein System der Anwendungsweiten Datenübertragung entwickelt .</text:p>
      <text:p text:style-name="P34">Nach Entwicklung dieser Anwendungskomponenten wurden nach und nach die Konkreten Anzeigeseiten für <text:span text:style-name="T71">Entitäten</text:span> Entwickelt. Als erster Schritt einer Anzeigekomponente stand immer die Erstellung einer Übersicht von Gleichartigen <text:span text:style-name="T71">Entitäten</text:span>, womit auch gleich die Datenobjektübersichtsabfrage der Restschnittstelle eingebunden, getestet und ausgewertet wurde. Danach war eine Weiterleitung von diesen Übersichten zur Erstellungs- Anzeige- und Manipulationsübersicht eine<text:span text:style-name="T71">r</text:span> Konkreten <text:span text:style-name="T71">Entität</text:span> zu erstellen. <text:span text:style-name="T61">Diese Einzelobjektseiten erforderten eine Weiterentwicklung der Restschnittstelle bezüglich der Verarbeitung von manipulierten, neu erstellten und gelöschten Datenobjekten.</text:span></text:p>
      <text:p text:style-name="P16">Am Ende der Entwicklung all dieser Komponenten mussten diese noch miteinander verknüpft werden <text:span text:style-name="T62">und eine Service erstellt werden der Styledaten für die Anzeigeseiten verwaltet. Wobei die Verknüpfung der einzelnen Anzeigeseiten auf <text:s/>zwei verschiedene Arten erfolgte. Erstens Verknüpfung als bedingter Link der die Funktion ermöglicht andere zum Entität zugehörige Entitäten in einer eigenen Ansicht anzuzeigen und zweitens bedingte Ansichten wobei Ausschnitte anderer Objektsichten und Objektübersichten als teil der Ursprünglichen Objektsicht genutzt werden.</text:span></text:p>
      <text:p text:style-name="P17"><text:span text:style-name="T35">U</text:span><text:span text:style-name="T29">nter anderem traten während der Entwicklung der REST-Schnitstelle auch einige neue Anforderungen zur Anpassung des Servers </text:span><text:span text:style-name="T40">auf</text:span><text:span text:style-name="T29">, einmal um Ringbezüge in den gesendeten Daten zu verhindern und um die zu sendenden Daten aufzubereiten.</text:span></text:p>
      <text:h text:style-name="P66" text:outline-level="1">Analyse der Gegebenheiten und Konzeption der Website</text:h>
      <text:p text:style-name="P9">Am Anfang der Entwicklung des Projektes waren das Bank-Applikationserver-Projekt und einige Bildschirmfotos der Umsetzung mit dem Play-Framework gegeben. Sowie eine Klassen-/Tabellenstruktur der Entitäten des Datenbankservers. </text:p>
      <text:p text:style-name="P27">Weiterhin <text:span text:style-name="T67">ist</text:span> bekannt das auf die Server Daten per REST-Schnittstelle zugegriffen werden soll , deren Entwicklung ebenfalls Gegenstand dieser Arbeit ist. Dabei ist bekannt das eine REST Schni<text:span text:style-name="T67">t</text:span>tstelle <text:s/>über die Befehle GET <text:s/>anfordern von Re<text:span text:style-name="T68">s</text:span>courcen , POST erstellen von Re<text:span text:style-name="T68">s</text:span>courcen ,PUT Manipulation Re<text:span text:style-name="T68">s</text:span>courcen und DELETE löschen von Re<text:span text:style-name="T68">s</text:span>courcen verfüg<text:span text:style-name="T67">t</text:span>. Somit <text:span text:style-name="T67">wird</text:span> angenommen das diese REST-Befehle für jede Entität Umzusetzen sind. <text:s/><text:span text:style-name="T63">Das Server-Projekt war in JAVA-EE Entwickelt worden, woraus sich ergibt das die Umsetzung der REST-Funktionalität aus dem JAVA-EE Umfeld eine gute Lösungsmöglichkeit ist. </text:span></text:p>
      <text:p text:style-name="P10">Aus dem Bildschirmfotos der Play-Framework -Entwicklung <text:span text:style-name="T67">können</text:span> die Webseitenkomponenten in wiederkehrende Komponenten und austauschbare Komponenten unterteilt werden. <text:s/>Wiederkehrende Komponenten <text:span text:style-name="T67">sind</text:span> hierbei die Kopfleiste, die Linke Navigationsleiste und die Breadcrumleiste mit eventueller Suche. Als austauschbare Komponenten w<text:span text:style-name="T67">erden</text:span> die Übersichten über Datenbankobjekte, die Einzelanzeigen solcher Objekte und die Überweisungsansichten deklariert. Dabei sieht das Konzept der austauschbaren Komponenten vor den gesamten Inhalt dieser Komponenten mit eventueller vorher getroffener Filterung auszutauschen, und eventuelle Navigationschritte sinnvoll in der Breadcrumleiste <text:span text:style-name="T67">a</text:span>nzuzeigen. </text:p>
      <text:h text:style-name="P59" text:outline-level="1">Serverentwicklung</text:h>
      <text:h text:style-name="P54" text:outline-level="2">Rest-Schnittstelle</text:h>
      <text:p text:style-name="P36"><text:span text:style-name="T64">Wie schon aus der Analyse ersichtlich mussten bei der Entwicklung der REST-Schnittstelle die vier Befehle GET, POST, PUT und DELETE für die Entitäten Realisiert werden. Dazu wurde das <text:s/></text:span><text:span text:style-name="T5">Java API for RESTful Web services </text:span><text:span text:style-name="T10">Framework verwendet. </text:span><text:span text:style-name="T7">Es</text:span><text:span text:style-name="T6"> wurde festgelegt das die Restkomunikation der einzelnen Entitäten des Servers über den Dateipfad „Servername“/rest/“Entitäts</text:span><text:span text:style-name="T7">typ</text:span><text:span text:style-name="T6">name“+REST erfolgen , somit ein Standard entsteht. </text:span><text:span text:style-name="T7">Weitere Festlegungen zum Erweiterung dieses Standarts waren, dass beim Senden eines GET Befehls an den Dateipfad eine Liste aller Verfügbaren Entitäten des Entitättypes zurückgegeben wird. Wenn allerdings nur eine Bestimmte Entität des Types Gesendet werden soll muss der Dateipfad um /“id“ <text:s/>erweitert werden. Diese Erweiterung des Dateipfades findet auch beim Löschen einer Entität Anwendung. Für die Befehle POST und PUT muss dies nicht erfolgen, da beim POST Befehl der Server selbständig eine ID vergibt und beim PUT Befehl die ID bereits in den versendeten Daten vorhandensein muss. </text:span><text:span text:style-name="T8">Zunächst wurde</text:span><text:span text:style-name="T7"> </text:span><text:span text:style-name="T8">ein REST-Service für jede Entität des Servers erstellt. </text:span><text:span text:style-name="T9">Im Verlauf der späteren Entwicklung stellte sich aber heraus, dass nur für die Entitäten Customer , Abstractaccount und Bank ein solcher Service benötigt wurde. Die Eingrenzung auf diese drei Services Begründet sich daraus das alle anderen Daten indirekt, über diese Entitäten ausgelesen, gespeichert und gelöscht werden k</text:span><text:span text:style-name="T16">önnen</text:span><text:span text:style-name="T9">. Bei der Abfrage von Entitäten </text:span><text:span text:style-name="T16">ist</text:span><text:span text:style-name="T9"> es allerdings ein Kernpunkt die Abhängigen Entitäten richtig zu Initialisieren ,da es sonst zu Fehlern oder Datenverlust komm</text:span><text:span text:style-name="T16">t</text:span><text:span text:style-name="T9">. Welche Methode der Services welchen REST-Befehlen entspricht w</text:span><text:span text:style-name="T16">ird</text:span><text:span text:style-name="T9"> mittels Annotation des Jax-RS Frameworks realisiert. Die so entwickelte Restschnittstelle kann sowohl Dateien im JSON und im XML Format verarbeiten und produzieren. Sie ist damit auch für spätere Anwendungen und Projekte leicht an</text:span><text:span text:style-name="T16">passbar</text:span><text:span text:style-name="T9">.</text:span></text:p>
      <text:p text:style-name="P36"><text:soft-page-break/><text:span text:style-name="T9"/></text:p>
      <text:h text:style-name="P55" text:outline-level="2"><text:span text:style-name="T11">Entityanpassung für </text:span><text:span text:style-name="T12">die REST-Verarbeitung</text:span></text:h>
      <text:p text:style-name="P37"><text:span text:style-name="T12">D</text:span><text:span text:style-name="T4">amit die Serverdaten korrekt und mit geringem Aufwand von der REST-Schnittstelle und somit auch später von der Webanwendung verarbeitet werden </text:span><text:span text:style-name="T16">können,</text:span><text:span text:style-name="T4"> waren noch einige Anpassungen nötig. Um die Ausgabe der Daten als XML zu ermöglichen muss in jedem Entitätstyp ein XML-Root Element eingepflegt werden. Weiterhin mussten damit die indirekte Abfrage von Entitäten </text:span><text:span text:style-name="T16">funktioniert,</text:span><text:span text:style-name="T4"> sogenannte Endelemente mit einer Annotation festgelegt werden. Da es sonst zu Schleifenbezügen in der Erstellung der Ausgabedaten und somit zu Fehlern </text:span><text:span text:style-name="T16">kommt</text:span><text:span text:style-name="T4">. Ein Beispiel aus dem Projekt ist die </text:span><text:span text:style-name="T16">E</text:span><text:span text:style-name="T4">ins zu </text:span><text:span text:style-name="T16">E</text:span><text:span text:style-name="T4">ins Beziehung der Entitätstypen Contact und Address , in diesem Fall wurde Address als Endelement festgelegt. </text:span><text:span text:style-name="T13">Weil bei Abfrage des Contacts die Address indirekt mitgesendet </text:span><text:span text:style-name="T16">wird</text:span><text:span text:style-name="T13"> , welche wiederum den Contact sendet usw. Da aber Anhand des Aufbaus <text:s/>der Datenstruktur nur ein Contact eine Address anfordern k</text:span><text:span text:style-name="T16">ann</text:span><text:span text:style-name="T13"> , wurde Adress als Endelement gesetzt da die Abfrage welcher Contact zu einer bestimmten Address gehört zu keinem Zeitpunkt auftr</text:span><text:span text:style-name="T16">itt</text:span><text:span text:style-name="T13">.</text:span></text:p>
      <text:p text:style-name="P37"><text:span text:style-name="T13"/></text:p>
      <text:h text:style-name="P60" text:outline-level="1"><text:span text:style-name="T13">Webseitenentwicklung</text:span></text:h>
      <text:h text:style-name="P56" text:outline-level="2"><text:span text:style-name="T13">B</text:span><text:span text:style-name="T4">ibliothekeneinbindung</text:span></text:h>
      <text:p text:style-name="P38"><text:span text:style-name="T12">U</text:span><text:span text:style-name="T4">m die beiden Bibliotheken des AngularJS und des BootstrapCSS Frameworks in die <text:s/>spätere <text:s/>Webanwendung einzubinden </text:span><text:span text:style-name="T16">sind</text:span><text:span text:style-name="T4"> mehrere Schritte notwendig. Da die Webanwendung auch ohne Internetanbindung funktionieren soll </text:span><text:span text:style-name="T16">ist</text:span><text:span text:style-name="T4"> eine Einbindung über die Entwicklerdatenbanken der Frameworks ausgeschlossen. Nach einiger Recherche fiel die Entscheidung auf eine Einbindung bei der die Bibliotheken in den Webcontent Recoursen des Projektes abgelegt w</text:span><text:span text:style-name="T16">erden</text:span><text:span text:style-name="T4">. Dabei </text:span><text:span text:style-name="T16">ist</text:span><text:span text:style-name="T4"> es für die Verwendung der Bibliotheken in der späteren Webanwendung nur nötig , die benötigten Files mittels HTML script Aufruf in der Hauptseite der Anwendung einzubinden.</text:span></text:p>
      <text:p text:style-name="P38"><text:span text:style-name="T4"/></text:p>
      <text:h text:style-name="P57" text:outline-level="2"><text:span text:style-name="T4">Technologieerklärungen</text:span></text:h>
      <text:p text:style-name="P39"><text:span text:style-name="T14">D</text:span><text:span text:style-name="T4">as Kapitel der Technologieerklärung dient dazu um die in den Webseitenkomponenten verwendeten Technologien allgemein zu darzustellen. Damit diese dann im Kontext der einzelnen Komponenten nur noch in ihrer Speziellen Funktion eingeordnet werden müssen. Somit werden hier die Wissensgrundlagen dargelegt um die Funktionsweise der Einzelenen Komponenten zu verstehen.</text:span></text:p>
      <text:h text:style-name="P48" text:outline-level="3"><text:span text:style-name="T4">Module</text:span></text:h>
      <text:p text:style-name="P41"><text:span text:style-name="T15">A</text:span><text:span text:style-name="T4">ngularJS Module sind Sammlungen von Controllern, Services, Filtern und Direktiven[NGDG1]. Module können untereinander Abhängig sein. Sie dienen Hauptsächlich dazu um eine AngularJS Anwendung zu Strukturieren. Diese Strukturierung Trägt dazu bei den Code deklarativer und leichter verständlich zu Gestalten. </text:span><text:span text:style-name="T18">Sie erleichtern und beschleunigen auch das erstellen und durchführen von Unit-Tests, da für diese nicht alle Module geladen werden müssen </text:span><text:span text:style-name="T19">[</text:span><text:span text:style-name="T20">NGOB</text:span><text:span text:style-name="T18">46</text:span><text:span text:style-name="T19">] </text:span><text:span text:style-name="T18">. Weiterhin können <text:s/>Module auch als Erweiterungs oder Funktionsbibliotheken genutzt werden.</text:span></text:p>
      <text:p text:style-name="P40"><text:span text:style-name="T4"/></text:p>
      <text:h text:style-name="P51" text:outline-level="3"><text:soft-page-break/><text:span text:style-name="T21">Datab</text:span><text:span text:style-name="T17">inding</text:span></text:h>
      <text:p text:style-name="P42"><text:span text:style-name="T4">Im Bereich der klassischen Webentwicklung findet man das einfache Databinding vor. Dabei gibt es ein Model , welches die Daten bereitstellt und ein Template welches das Aussehen liefert. Diese werden zusammengefügt und als View dem Benutzer bereitgestellt. Das Problem was sich daraus ergibt ist, dass Änderungen im Model nicht mehr automatisch im View dargestellt werden. Auch Änderungen im View, zum Beispiel Input Eingaben , werden nicht an das Model übertragen. Das heisst der die Synchronisation von View und Model muss </text:span><text:span text:style-name="T22">vom Manuell erfolgen</text:span><text:span text:style-name="T4"> werden. </text:span><text:span text:style-name="T22">Beim bidirektionalen Databinding, welches AngularJS verwendet wird eine Verknüpfung zwischen Elementen im View und Datenstrukturen im Model hergestellt. Somit werden der View Änderungen im Model, und dem Model Änderungen in der View gemeldet </text:span><text:span text:style-name="T43">[</text:span><text:span text:style-name="T41">NGOB</text:span><text:span text:style-name="T42">23</text:span><text:span text:style-name="T43">]</text:span><text:span text:style-name="T22">. Während der Umsetzung dieser Technologie in der Web</text:span><text:span text:style-name="T23">applikation </text:span><text:span text:style-name="T24">mit AngularJS 1.3.4</text:span><text:span text:style-name="T23"> stellte sich heraus das ,dass </text:span><text:span text:style-name="T22">bidirektionalen Databinding</text:span><text:span text:style-name="T23"> bei Scope Variablen nicht komplett zuverlässig funktionierte. Als Lösung für dieses Problem, ergab sich das es bei Datenstrukturen nicht auftr</text:span><text:span text:style-name="T24">itt</text:span><text:span text:style-name="T23"> </text:span><text:span text:style-name="T24">[SO12]</text:span><text:span text:style-name="T23">.</text:span></text:p>
      <text:h text:style-name="P52" text:outline-level="3"><text:span text:style-name="T17">D</text:span><text:span text:style-name="T4">ependency Injection</text:span></text:h>
      <text:p text:style-name="P45"><text:span text:style-name="T27">Mit der Dependeny Injection wird <text:s/>das Instanziieren von Komponenten und deren Abhängikeiten <text:s/>an einen Injektor übertragen. Dabei Erzeugt der Injektor die Komponenten nicht nur sondern setzt auch die richtige Reihenfolge der Initiirung. In der Webapplikation wird die Dependency Injection vornehmlich dafür genutzt um den Zugriff der Module untereinander zu erlauben. <text:s/>Dabei </text:span><text:span text:style-name="T28">e</text:span><text:span text:style-name="T27">rkennt der AngularJS Injector die Komponenten anhand ihrer Parameternamen, </text:span><text:span text:style-name="T28">damit sind keinerlei Konfigurationsdateien für die </text:span><text:span text:style-name="T17">D</text:span><text:span text:style-name="T26">ependency Injection </text:span><text:span text:style-name="T28">notwendig[NGOB61]. Um Services anderer Module in Controllern nutzen zu können sind 2 Injektionsstufen erforderlich, einmal muss das Modul dem anderen zugänglich gemacht werden und in der zweiten Ebene der Konkrete Service oder Controller. </text:span></text:p>
      <text:h text:style-name="P50" text:outline-level="3"><text:span text:style-name="T4">Services</text:span></text:h>
      <text:p text:style-name="P44"><text:span text:style-name="T17">In der Umsetzung der Webapplikation werden vornehmlich Factorys als Services verwendet, </text:span><text:span text:style-name="T25">da diese Funktional keinen </text:span><text:span text:style-name="T26">U</text:span><text:span text:style-name="T25">nterschied zu den AngularJS Services darstellen. </text:span><text:span text:style-name="T26">Diese Services werden dazu benutzt um zwischen den einzelnen Modulen die Kommmunikation herzustellen.</text:span></text:p>
      <text:h text:style-name="P53" text:outline-level="3"><text:span text:style-name="T4">Controller</text:span></text:h>
      <text:h text:style-name="P49" text:outline-level="3"><text:span text:style-name="T4">Methoden- und Variablenüberlagerung HTML-Kontroller</text:span></text:h>
      <text:p text:style-name="P43"><text:span text:style-name="T17"/></text:p>
      <text:h text:style-name="P49" text:outline-level="3"><text:span text:style-name="T4">Bootstrap</text:span></text:h>
      <text:p text:style-name="P43"><text:span text:style-name="T17"/></text:p>
      <text:h text:style-name="P49" text:outline-level="3"><text:span text:style-name="T4">Weitere verwendete Technologien</text:span></text:h>
      <text:p text:style-name="P43"><text:span text:style-name="T17"/></text:p>
      <text:h text:style-name="P58" text:outline-level="2"><text:span text:style-name="T4">Wiederkehrende Komponenten</text:span></text:h>
      <text:p text:style-name="P43"><text:span text:style-name="T17"/></text:p>
      <text:h text:style-name="P49" text:outline-level="3"><text:span text:style-name="T4">Interner Aufbau</text:span></text:h>
      <text:p text:style-name="P43"><text:span text:style-name="T17"/></text:p>
      <text:h text:style-name="P49" text:outline-level="3"><text:soft-page-break/><text:span text:style-name="T4">Stilistischer Aufbau</text:span></text:h>
      <text:p text:style-name="P43"><text:span text:style-name="T17"/></text:p>
      <text:h text:style-name="P58" text:outline-level="2"><text:span text:style-name="T4">Austauschbare Komponenten</text:span></text:h>
      <text:p text:style-name="P43"><text:span text:style-name="T17"/></text:p>
      <text:h text:style-name="P49" text:outline-level="3"><text:span text:style-name="T4">Interner Aufbau</text:span></text:h>
      <text:p text:style-name="P43"><text:span text:style-name="T17"/></text:p>
      <text:h text:style-name="P49" text:outline-level="3"><text:span text:style-name="T4">Stilistischer Aufbau</text:span></text:h>
      <text:p text:style-name="P43"><text:span text:style-name="T17"/></text:p>
      <text:h text:style-name="P58" text:outline-level="2"><text:span text:style-name="T4">Interne Verknüpfungen</text:span></text:h>
      <text:p text:style-name="P43"><text:span text:style-name="T17"/></text:p>
      <text:h text:style-name="P49" text:outline-level="3"><text:span text:style-name="T4">Anzeige-Verknüpfungen</text:span></text:h>
      <text:p text:style-name="P43"><text:span text:style-name="T17"/></text:p>
      <text:h text:style-name="P49" text:outline-level="3"><text:span text:style-name="T4">Weiterleitungen</text:span></text:h>
      <text:p text:style-name="P43"><text:span text:style-name="T17"/></text:p>
      <text:h text:style-name="P58" text:outline-level="2"><text:span text:style-name="T4">Style Zentralisierung</text:span></text:h>
      <text:p text:style-name="P43"><text:span text:style-name="T17"/></text:p>
      <text:h text:style-name="P58" text:outline-level="2"><text:span text:style-name="T4">Endergebniss</text:span></text:h>
      <text:p text:style-name="P43"><text:span text:style-name="T17"/></text:p>
      <text:h text:style-name="P49" text:outline-level="3"><text:span text:style-name="T4">Technische</text:span></text:h>
      <text:p text:style-name="P43"><text:span text:style-name="T17"/></text:p>
      <text:h text:style-name="P49" text:outline-level="3"><text:span text:style-name="T4">Visuell</text:span></text:h>
      <text:p text:style-name="P43"><text:span text:style-name="T17"/></text:p>
      <text:h text:style-name="P61" text:outline-level="1"><text:span text:style-name="T4">Ausblick</text:span></text:h>
      <text:p text:style-name="P43"><text:span text:style-name="T17"/></text:p>
      <text:h text:style-name="P58" text:outline-level="2"><text:span text:style-name="T4">Übersichten alternative</text:span></text:h>
      <text:p text:style-name="P43"><text:span text:style-name="T17"/></text:p>
      <text:h text:style-name="P58" text:outline-level="2"><text:span text:style-name="T4">Eingabe Validierung</text:span></text:h>
      <text:p text:style-name="P43"><text:span text:style-name="T17"/></text:p>
      <text:h text:style-name="P58" text:outline-level="2"><text:soft-page-break/><text:span text:style-name="T4">Eingabe Templatisierung</text:span></text:h>
      <text:p text:style-name="P43"><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Tahoma, Helvetica, FreeSans, sans-serif"/>
    <style:font-face style:name="Helvetica Neue" svg:font-family="'Helvetica Neue', Helvetica, Arial, sans-serif"/>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35in" fo:margin-bottom="0.8in" fo:margin-left="1.3799in" fo:margin-right="0.5902in" style:shadow="none"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2H8M11S</meta:editing-duration>
    <meta:editing-cycles>65</meta:editing-cycles>
    <meta:generator>LibreOffice/4.2.1.1$Windows_x86 LibreOffice_project/d7dbbd7842e6a58b0f521599204e827654e1fb8b</meta:generator>
    <dc:date>2015-01-21T22:39:42.113000000</dc:date>
    <meta:document-statistic meta:table-count="0" meta:image-count="0" meta:object-count="0" meta:page-count="10" meta:paragraph-count="98" meta:word-count="2358" meta:character-count="17987" meta:non-whitespace-character-count="15760"/>
    <meta:user-defined meta:name="Info 1"/>
    <meta:user-defined meta:name="Info 2"/>
    <meta:user-defined meta:name="Info 3"/>
    <meta:user-defined meta:name="Info 4"/>
  </office:meta>
</office:document-meta>
</file>